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67cm"/>
    </style:style>
    <style:style style:name="co2" style:family="table-column">
      <style:table-column-properties fo:break-before="auto" style:column-width="0.489cm"/>
    </style:style>
    <style:style style:name="co3" style:family="table-column">
      <style:table-column-properties fo:break-before="auto" style:column-width="9.941cm"/>
    </style:style>
    <style:style style:name="co4" style:family="table-column">
      <style:table-column-properties fo:break-before="auto" style:column-width="3.378cm"/>
    </style:style>
    <style:style style:name="co6" style:family="table-column">
      <style:table-column-properties fo:break-before="auto" style:column-width="4.68cm"/>
    </style:style>
    <style:style style:name="ro12" style:family="table-row">
      <style:table-row-properties style:row-height="0.453cm" fo:break-before="auto" style:use-optimal-row-height="true"/>
    </style:style>
    <style:style style:name="ro2" style:family="table-row">
      <style:table-row-properties style:row-height="1.625cm" fo:break-before="auto" style:use-optimal-row-height="true"/>
    </style:style>
    <style:style style:name="ro3" style:family="table-row">
      <style:table-row-properties style:row-height="2.425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4.394cm" fo:break-before="auto" style:use-optimal-row-height="true"/>
    </style:style>
    <style:style style:name="ro6" style:family="table-row">
      <style:table-row-properties style:row-height="3.205cm" fo:break-before="auto" style:use-optimal-row-height="true"/>
    </style:style>
    <style:style style:name="ro7" style:family="table-row">
      <style:table-row-properties style:row-height="4.006cm" fo:break-before="auto" style:use-optimal-row-height="true"/>
    </style:style>
    <style:style style:name="ro8" style:family="table-row">
      <style:table-row-properties style:row-height="2.769cm" fo:break-before="auto" style:use-optimal-row-height="true"/>
    </style:style>
    <style:style style:name="ro9" style:family="table-row">
      <style:table-row-properties style:row-height="2.014cm" fo:break-before="auto" style:use-optimal-row-height="true"/>
    </style:style>
    <style:style style:name="ro10" style:family="table-row">
      <style:table-row-properties style:row-height="2.815cm" fo:break-before="auto" style:use-optimal-row-height="true"/>
    </style:style>
    <style:style style:name="ro11" style:family="table-row">
      <style:table-row-properties style:row-height="4.784cm" fo:break-before="auto" style:use-optimal-row-height="true"/>
    </style:style>
    <style:style style:name="ro13" style:family="table-row">
      <style:table-row-properties style:row-height="3.593cm" fo:break-before="auto" style:use-optimal-row-height="true"/>
    </style:style>
    <style:style style:name="ro14" style:family="table-row">
      <style:table-row-properties style:row-height="6.752cm" fo:break-before="auto" style:use-optimal-row-height="true"/>
    </style:style>
    <style:style style:name="ro15" style:family="table-row">
      <style:table-row-properties style:row-height="0.847cm" fo:break-before="auto" style:use-optimal-row-height="true"/>
    </style:style>
    <style:style style:name="ro16" style:family="table-row">
      <style:table-row-properties style:row-height="6.3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table table:name="Sheet1" table:style-name="ta1" table:print="false">
        <table:table-column table:style-name="co2" table:default-cell-style-name="Default"/>
        <table:table-column table:style-name="co3" table:default-cell-style-name="ce1"/>
        <table:table-column table:style-name="co4" table:default-cell-style-name="ce1"/>
        <table:table-column table:style-name="co6" table:default-cell-style-name="ce1"/>
        <table:table-column table:style-name="co5" table:number-columns-repeated="7" table:default-cell-style-name="ce1"/>
        <table:table-column table:style-name="co5" table:default-cell-style-name="Default"/>
        <table:table-row table:style-name="ro2">
          <table:table-cell office:value-type="float" office:value="1">
            <text:p>1</text:p>
          </table:table-cell>
          <table:table-cell office:value-type="string">
            <text:p>A manufacturing company plans to implement Dynamics 365 Supply Chain Management. Which module completes the manufacturing of finished goods leveraging Product Information Management, General Ledger, and other modules? </text:p>
          </table:table-cell>
          <table:table-cell office:value-type="string">
            <text:p>A. Production Control </text:p>
          </table:table-cell>
          <table:table-cell office:value-type="string">
            <text:p>B. Asset Management </text:p>
          </table:table-cell>
          <table:table-cell office:value-type="string">
            <text:p>C. Warehouse Management </text:p>
          </table:table-cell>
          <table:table-cell office:value-type="string">
            <text:p>D. Inventory Management </text:p>
          </table:table-cell>
          <table:table-cell table:number-columns-repeated="2"/>
          <table:table-cell office:value-type="string">
            <text:p>1.png</text:p>
          </table:table-cell>
          <table:table-cell office:value-type="float" office:value="4">
            <text:p>4</text:p>
          </table:table-cell>
          <table:table-cell office:value-type="string">
            <text:p>A</text:p>
          </table:table-cell>
          <table:table-cell office:value-type="string">
            <text:p>d365</text:p>
          </table:table-cell>
        </table:table-row>
        <table:table-row table:style-name="ro3">
          <table:table-cell office:value-type="float" office:value="2">
            <text:p>2</text:p>
          </table:table-cell>
          <table:table-cell office:value-type="string">
            <text:p>A construction services firm plans to standardize financial and payroll functions including the capability of adding project timesheets to track work and costs for community improvement projects.</text:p>
            <text:p>You recommend that the company implements Dynamics 365 Finance.</text:p>
          </table:table-cell>
          <table:table-cell office:value-type="string">
            <text:p>A. No change is needed.</text:p>
          </table:table-cell>
          <table:table-cell office:value-type="string">
            <text:p>B. Dynamics 365 Supply Chain Management</text:p>
          </table:table-cell>
          <table:table-cell office:value-type="string">
            <text:p>C. Power Platform</text:p>
          </table:table-cell>
          <table:table-cell office:value-type="string">
            <text:p>D. Dynamics 365 Talent </text:p>
          </table:table-cell>
          <table:table-cell table:number-columns-repeated="3"/>
          <table:table-cell office:value-type="float" office:value="4">
            <text:p>4</text:p>
          </table:table-cell>
          <table:table-cell office:value-type="string">
            <text:p>A</text:p>
          </table:table-cell>
          <table:table-cell office:value-type="string">
            <text:p>d365</text:p>
          </table:table-cell>
        </table:table-row>
        <table:table-row table:style-name="ro4">
          <table:table-cell office:value-type="float" office:value="3">
            <text:p>3</text:p>
          </table:table-cell>
          <table:table-cell office:value-type="string">
            <text:p>A customer wants to implement Dynamics 365 Talent to manage employee benefits. The company needs to know if Dynamics 365 Talent will meet their other personnel needs.</text:p>
          </table:table-cell>
          <table:table-cell office:value-type="string">
            <text:p>Talent can manage absence reporting</text:p>
          </table:table-cell>
          <table:table-cell office:value-type="string">
            <text:p>compensation plans</text:p>
          </table:table-cell>
          <table:table-cell office:value-type="string">
            <text:p>work schedules</text:p>
          </table:table-cell>
          <table:table-cell table:number-columns-repeated="4"/>
          <table:table-cell office:value-type="float" office:value="4">
            <text:p>4</text:p>
          </table:table-cell>
          <table:table-cell office:value-type="string">
            <text:p>YYN</text:p>
          </table:table-cell>
          <table:table-cell office:value-type="string">
            <text:p>d365</text:p>
          </table:table-cell>
        </table:table-row>
        <table:table-row table:style-name="ro5">
          <table:table-cell office:value-type="float" office:value="4">
            <text:p>4</text:p>
          </table:table-cell>
          <table:table-cell office:value-type="string">
            <text:p>A company plans to purchase Dynamics 365 Finance.</text:p>
            <text:p>The company has customers who frequently pay their invoices late or do not pay at all. The company continues to sell to these customers. This creates large write-offs of bad debt.</text:p>
            <text:p>The company needs to proactively communicate with customers, collect unpaid accounts receivables, and stop new sales until past due invoices are paid.</text:p>
            <text:p>You need to recommend solutions to facilitate communication and collections.</text:p>
            <text:p>Which three options should you recommend? Each answer represents a complete solution.</text:p>
          </table:table-cell>
          <table:table-cell office:value-type="string">
            <text:p>A. Customer statements</text:p>
          </table:table-cell>
          <table:table-cell office:value-type="string">
            <text:p>B. Payment journals</text:p>
          </table:table-cell>
          <table:table-cell office:value-type="string">
            <text:p>C. Stop customer</text:p>
          </table:table-cell>
          <table:table-cell office:value-type="string">
            <text:p>D. Open sales orders report</text:p>
          </table:table-cell>
          <table:table-cell office:value-type="string">
            <text:p>E. Collection letter </text:p>
          </table:table-cell>
          <table:table-cell table:number-columns-repeated="2"/>
          <table:table-cell office:value-type="float" office:value="5">
            <text:p>5</text:p>
          </table:table-cell>
          <table:table-cell office:value-type="string">
            <text:p>ACE</text:p>
          </table:table-cell>
          <table:table-cell office:value-type="string">
            <text:p>d365</text:p>
          </table:table-cell>
        </table:table-row>
        <table:table-row table:style-name="ro3">
          <table:table-cell office:value-type="float" office:value="5">
            <text:p>5</text:p>
          </table:table-cell>
          <table:table-cell office:value-type="string">
            <text:p>A company manufactures custom drug compounds.</text:p>
            <text:p>You need to recommend a Dynamics 365 app that allows the company to manage the concentration of specific active ingredients, provide traceability of ingredients from supplier to customer, and substitute ingredients based on compound type.</text:p>
            <text:p>What should you recommend?</text:p>
          </table:table-cell>
          <table:table-cell office:value-type="string">
            <text:p>A. Dynamics 365 Supply Chain Management</text:p>
          </table:table-cell>
          <table:table-cell office:value-type="string">
            <text:p>B. Dynamics 365 Product Insights</text:p>
          </table:table-cell>
          <table:table-cell office:value-type="string">
            <text:p>C. Dynamics 365 Customer Service</text:p>
          </table:table-cell>
          <table:table-cell office:value-type="string">
            <text:p>D. Dynamics 365 Asset Management </text:p>
          </table:table-cell>
          <table:table-cell table:number-columns-repeated="3"/>
          <table:table-cell office:value-type="float" office:value="4">
            <text:p>4</text:p>
          </table:table-cell>
          <table:table-cell office:value-type="string">
            <text:p>A</text:p>
          </table:table-cell>
          <table:table-cell office:value-type="string">
            <text:p>d365</text:p>
          </table:table-cell>
        </table:table-row>
        <table:table-row table:style-name="ro6">
          <table:table-cell office:value-type="float" office:value="6">
            <text:p>6</text:p>
          </table:table-cell>
          <table:table-cell office:value-type="string">
            <text:p>A car parts distributor uses Microsoft Excel to track on-hand inventory quantities and uses Excel and Microsoft Outlook to track sales. The company uses a third-party on-premises finance system.</text:p>
            <text:p>The company needs an all-in-one solution that meets current needs.</text:p>
            <text:p>You need to recommend a solution for the company.</text:p>
            <text:p>What should you recommend?</text:p>
          </table:table-cell>
          <table:table-cell office:value-type="string">
            <text:p>A. Dynamics 365 Customer Service</text:p>
          </table:table-cell>
          <table:table-cell office:value-type="string">
            <text:p>B. Dynamics 365 Supply Chain Management</text:p>
          </table:table-cell>
          <table:table-cell office:value-type="string">
            <text:p>C. Dynamics 365 Sales</text:p>
          </table:table-cell>
          <table:table-cell office:value-type="string">
            <text:p>D. Dynamics 365 Business Centra </text:p>
          </table:table-cell>
          <table:table-cell table:number-columns-repeated="3"/>
          <table:table-cell office:value-type="float" office:value="4">
            <text:p>4</text:p>
          </table:table-cell>
          <table:table-cell office:value-type="string">
            <text:p>B</text:p>
          </table:table-cell>
          <table:table-cell office:value-type="string">
            <text:p>d365</text:p>
          </table:table-cell>
        </table:table-row>
        <table:table-row table:style-name="ro7">
          <table:table-cell office:value-type="float" office:value="7">
            <text:p>7</text:p>
          </table:table-cell>
          <table:table-cell office:value-type="string">
            <text:p>A company uses Dynamics 365 Commerce. The company is launching a new product line for select stores.</text:p>
            <text:p>The company wants to ensure that stores participating in the launch receive the new products. Stores that are not participating in the launch must not be able to order the products.</text:p>
            <text:p>You need to recommend tools to help the company launch the new product line.</text:p>
            <text:p>What should you recommend? To answer, select the appropriate options in the answer area.</text:p>
            <text:p>NOTE: Each correct selection is worth one point.</text:p>
          </table:table-cell>
          <table:table-cell office:value-type="string">
            <text:p>A. Define products for distribution using product assortment.</text:p>
          </table:table-cell>
          <table:table-cell office:value-type="string">
            <text:p>B. Define products for distribution using security roles.</text:p>
          </table:table-cell>
          <table:table-cell office:value-type="string">
            <text:p>C. Control product distribution using purchase agreement.</text:p>
          </table:table-cell>
          <table:table-cell office:value-type="string">
            <text:p>D. Control product distribution using trade agreement. </text:p>
          </table:table-cell>
          <table:table-cell table:number-columns-repeated="3"/>
          <table:table-cell office:value-type="float" office:value="4">
            <text:p>4</text:p>
          </table:table-cell>
          <table:table-cell office:value-type="string">
            <text:p>AC</text:p>
          </table:table-cell>
          <table:table-cell office:value-type="string">
            <text:p>d365</text:p>
          </table:table-cell>
        </table:table-row>
        <table:table-row table:style-name="ro2">
          <table:table-cell office:value-type="float" office:value="8">
            <text:p>8</text:p>
          </table:table-cell>
          <table:table-cell office:value-type="string">
            <text:p>A company uses Dynamics 365 Human Resources.</text:p>
            <text:p>You need to ensure that workers can document their own performance relative to goals.</text:p>
            <text:p>Where should you direct the workers?</text:p>
          </table:table-cell>
          <table:table-cell office:value-type="string">
            <text:p>A. Personnel management page</text:p>
          </table:table-cell>
          <table:table-cell office:value-type="string">
            <text:p>B. Compensation management page</text:p>
          </table:table-cell>
          <table:table-cell office:value-type="string">
            <text:p>C. Performance goals page</text:p>
          </table:table-cell>
          <table:table-cell office:value-type="string">
            <text:p>D. Employee self-service workspace </text:p>
          </table:table-cell>
          <table:table-cell table:number-columns-repeated="3"/>
          <table:table-cell office:value-type="float" office:value="4">
            <text:p>4</text:p>
          </table:table-cell>
          <table:table-cell office:value-type="string">
            <text:p>C</text:p>
          </table:table-cell>
          <table:table-cell office:value-type="string">
            <text:p>d365</text:p>
          </table:table-cell>
        </table:table-row>
        <table:table-row table:style-name="ro2">
          <table:table-cell office:value-type="float" office:value="9">
            <text:p>9</text:p>
          </table:table-cell>
          <table:table-cell office:value-type="string">
            <text:p>Which three modules are included in Dynamics 365 Supply Chain Management? Each correct answer presents a complete solution. </text:p>
          </table:table-cell>
          <table:table-cell office:value-type="string">
            <text:p>A. Service hub</text:p>
          </table:table-cell>
          <table:table-cell office:value-type="string">
            <text:p>B. Product information management</text:p>
          </table:table-cell>
          <table:table-cell office:value-type="string">
            <text:p>C. Master planning</text:p>
          </table:table-cell>
          <table:table-cell office:value-type="string">
            <text:p>D. Dynamics 365 Remote Assist</text:p>
          </table:table-cell>
          <table:table-cell office:value-type="string">
            <text:p>E. Project management and accounting </text:p>
          </table:table-cell>
          <table:table-cell table:number-columns-repeated="2"/>
          <table:table-cell office:value-type="float" office:value="5">
            <text:p>5</text:p>
          </table:table-cell>
          <table:table-cell office:value-type="string">
            <text:p>BCE</text:p>
          </table:table-cell>
          <table:table-cell office:value-type="string">
            <text:p>d365</text:p>
          </table:table-cell>
        </table:table-row>
        <table:table-row table:style-name="ro8">
          <table:table-cell office:value-type="float" office:value="10">
            <text:p>10</text:p>
          </table:table-cell>
          <table:table-cell office:value-type="string">
            <text:p>You need to implement a solution that can manage manufacturing processes and customer sales order functions for a company</text:p>
          </table:table-cell>
          <table:table-cell office:value-type="string">
            <text:p>A. Dynamics 365 Business Central and Dynamics 365 Customer Service</text:p>
          </table:table-cell>
          <table:table-cell office:value-type="string">
            <text:p>B. Dynamics 365 Business Central only</text:p>
          </table:table-cell>
          <table:table-cell office:value-type="string">
            <text:p>C. Dynamics 365 Supply Chain Management and Dynamics 365 Commerce</text:p>
          </table:table-cell>
          <table:table-cell office:value-type="string">
            <text:p>D. Dynamics 365 Supply Chain Management only </text:p>
          </table:table-cell>
          <table:table-cell table:number-columns-repeated="3"/>
          <table:table-cell office:value-type="float" office:value="4">
            <text:p>4</text:p>
          </table:table-cell>
          <table:table-cell office:value-type="string">
            <text:p>B</text:p>
          </table:table-cell>
          <table:table-cell office:value-type="string">
            <text:p>d365</text:p>
          </table:table-cell>
        </table:table-row>
        <table:table-row table:style-name="ro3">
          <table:table-cell office:value-type="float" office:value="11">
            <text:p>11</text:p>
          </table:table-cell>
          <table:table-cell office:value-type="string">
            <text:p>A retailer plans to award its customers based on the amount of money they spend. The retailer has not previously offered a customer reward program.</text:p>
            <text:p>You need to recommend a method for tracking customer spending.</text:p>
            <text:p>What should you recommend? To answer, select the appropriate options in the answer area.</text:p>
          </table:table-cell>
          <table:table-cell office:value-type="string">
            <text:p>Commerce</text:p>
          </table:table-cell>
          <table:table-cell office:value-type="string">
            <text:p>Loyalty</text:p>
          </table:table-cell>
          <table:table-cell table:number-columns-repeated="2" office:value-type="string">
            <text:p>any</text:p>
          </table:table-cell>
          <table:table-cell table:number-columns-repeated="3"/>
          <table:table-cell office:value-type="float" office:value="4">
            <text:p>4</text:p>
          </table:table-cell>
          <table:table-cell office:value-type="string">
            <text:p>AB</text:p>
          </table:table-cell>
          <table:table-cell office:value-type="string">
            <text:p>d365</text:p>
          </table:table-cell>
        </table:table-row>
        <table:table-row table:style-name="ro9">
          <table:table-cell office:value-type="float" office:value="12">
            <text:p>12</text:p>
          </table:table-cell>
          <table:table-cell office:value-type="string">
            <text:p>A company plans to implement Dynamics 365 Finance as their financial system. The company needs to know which features the system supports.</text:p>
            <text:p>For each of the following statements, select Yes if the statement is true. Otherwise, select No.</text:p>
          </table:table-cell>
          <table:table-cell office:value-type="string">
            <text:p>Configurable segregation of duties</text:p>
          </table:table-cell>
          <table:table-cell office:value-type="string">
            <text:p>auto notification of approval when <text:s/>invoice is greater than $10,000</text:p>
          </table:table-cell>
          <table:table-cell office:value-type="string">
            <text:p>Scheduled generation of financial statements</text:p>
          </table:table-cell>
          <table:table-cell table:number-columns-repeated="4"/>
          <table:table-cell office:value-type="float" office:value="4">
            <text:p>4</text:p>
          </table:table-cell>
          <table:table-cell office:value-type="string">
            <text:p>YYY</text:p>
          </table:table-cell>
          <table:table-cell office:value-type="string">
            <text:p>d365</text:p>
          </table:table-cell>
        </table:table-row>
        <table:table-row table:style-name="ro10">
          <table:table-cell office:value-type="float" office:value="13">
            <text:p>13</text:p>
          </table:table-cell>
          <table:table-cell office:value-type="string">
            <text:p>A manufacturing company uses Dynamics 365 Supply Chain Management. The company is working on a production order that will span several months.</text:p>
            <text:p>The company wants to produce purchase orders at different intervals throughout the production process.</text:p>
            <text:p>You need to recommend a solution for the company.</text:p>
            <text:p>What should you recommend?</text:p>
          </table:table-cell>
          <table:table-cell office:value-type="string">
            <text:p>A. asset management</text:p>
          </table:table-cell>
          <table:table-cell office:value-type="string">
            <text:p>B. cost management</text:p>
          </table:table-cell>
          <table:table-cell office:value-type="string">
            <text:p>C. master planning</text:p>
          </table:table-cell>
          <table:table-cell office:value-type="string">
            <text:p>D. inventory management </text:p>
          </table:table-cell>
          <table:table-cell table:number-columns-repeated="3"/>
          <table:table-cell office:value-type="float" office:value="4">
            <text:p>4</text:p>
          </table:table-cell>
          <table:table-cell office:value-type="string">
            <text:p>C</text:p>
          </table:table-cell>
          <table:table-cell office:value-type="string">
            <text:p>d365</text:p>
          </table:table-cell>
        </table:table-row>
        <table:table-row table:style-name="ro11">
          <table:table-cell office:value-type="float" office:value="14">
            <text:p>14</text:p>
          </table:table-cell>
          <table:table-cell office:value-type="string">
            <text:p>Dynamics 365 Sales supports which scenarios?</text:p>
            <text:p>For each of the following statements, select Yes if the scenario is supported. Otherwise, select No.</text:p>
          </table:table-cell>
          <table:table-cell office:value-type="string">
            <text:p>You create a lead for a trade show visitor and then close the lead</text:p>
            <text:p>The customer contacts you after the trade show and expresses interest in your services</text:p>
            <text:p>You are able to reopen the lead.</text:p>
            <text:p/>
          </table:table-cell>
          <table:table-cell office:value-type="string">
            <text:p>A production planner asks you to place an order for an item in your</text:p>
            <text:p>new product line. You are able to create the order by using a mobile device.</text:p>
          </table:table-cell>
          <table:table-cell table:number-columns-repeated="5"/>
          <table:table-cell office:value-type="float" office:value="4">
            <text:p>4</text:p>
          </table:table-cell>
          <table:table-cell office:value-type="string">
            <text:p>YY</text:p>
          </table:table-cell>
          <table:table-cell office:value-type="string">
            <text:p>d365</text:p>
          </table:table-cell>
        </table:table-row>
        <table:table-row table:style-name="ro13">
          <table:table-cell office:value-type="float" office:value="15">
            <text:p>15</text:p>
          </table:table-cell>
          <table:table-cell office:value-type="string">
            <text:p>A company uses Dynamics 365 Finance.</text:p>
            <text:p>The company conducts business in multiple countries/regions across Europe.</text:p>
            <text:p>You need to recommend solutions for setting up currency options.</text:p>
            <text:p>Which currency accounting types should you recommend? To answer, drag the appropriate currency accounting types to the correct requirements. Each currency accounting type may be used once, more than once, or not at all. You may need to drag the split bar between panes or scroll to view content.</text:p>
          </table:table-cell>
          <table:table-cell office:value-type="string">
            <text:p>Accounting</text:p>
          </table:table-cell>
          <table:table-cell office:value-type="string">
            <text:p>Reporting</text:p>
          </table:table-cell>
          <table:table-cell office:value-type="string">
            <text:p>Triangulation</text:p>
          </table:table-cell>
          <table:table-cell table:number-columns-repeated="4"/>
          <table:table-cell office:value-type="float" office:value="4">
            <text:p>4</text:p>
          </table:table-cell>
          <table:table-cell office:value-type="string">
            <text:p>YYY</text:p>
          </table:table-cell>
          <table:table-cell office:value-type="string">
            <text:p>d365</text:p>
          </table:table-cell>
        </table:table-row>
        <table:table-row table:style-name="ro2">
          <table:table-cell office:value-type="float" office:value="16">
            <text:p>16</text:p>
          </table:table-cell>
          <table:table-cell office:value-type="string">
            <text:p>A company uses Dynamics 365 Sales.</text:p>
            <text:p>You need to analyze account data and create reports based on the analyses.</text:p>
            <text:p>Which tool should you use?</text:p>
          </table:table-cell>
          <table:table-cell office:value-type="string">
            <text:p>A. Power Automate</text:p>
          </table:table-cell>
          <table:table-cell office:value-type="string">
            <text:p>B. Power BI</text:p>
          </table:table-cell>
          <table:table-cell office:value-type="string">
            <text:p>C. Microsoft Forms Pro</text:p>
          </table:table-cell>
          <table:table-cell office:value-type="string">
            <text:p>D. Management Reporter </text:p>
          </table:table-cell>
          <table:table-cell table:number-columns-repeated="3"/>
          <table:table-cell office:value-type="float" office:value="4">
            <text:p>4</text:p>
          </table:table-cell>
          <table:table-cell office:value-type="string">
            <text:p>B</text:p>
          </table:table-cell>
          <table:table-cell office:value-type="string">
            <text:p>d365</text:p>
          </table:table-cell>
        </table:table-row>
        <table:table-row table:style-name="ro4">
          <table:table-cell office:value-type="float" office:value="17">
            <text:p>17</text:p>
          </table:table-cell>
          <table:table-cell office:value-type="string">
            <text:p>Which features are available in Dynamics 365 Marketing?</text:p>
            <text:p>For each of the following features, select Yes if the feature is available. Otherwise, select No.</text:p>
          </table:table-cell>
          <table:table-cell office:value-type="string">
            <text:p>Create Geographical email messages</text:p>
          </table:table-cell>
          <table:table-cell office:value-type="string">
            <text:p>Design Dynmic content in email messages</text:p>
          </table:table-cell>
          <table:table-cell office:value-type="string">
            <text:p>Configure event messages</text:p>
          </table:table-cell>
          <table:table-cell table:number-columns-repeated="4"/>
          <table:table-cell office:value-type="float" office:value="4">
            <text:p>4</text:p>
          </table:table-cell>
          <table:table-cell office:value-type="string">
            <text:p>YYY</text:p>
          </table:table-cell>
          <table:table-cell office:value-type="string">
            <text:p>d365</text:p>
          </table:table-cell>
        </table:table-row>
        <table:table-row table:style-name="ro2">
          <table:table-cell office:value-type="float" office:value="18">
            <text:p>18</text:p>
          </table:table-cell>
          <table:table-cell office:value-type="string">
            <text:p>A company plans to implement new support software.</text:p>
            <text:p>You need to recommend solutions for the company.</text:p>
            <text:p>What should you recommend to meet each requirement? To answer, select the appropriate options in the answer area.</text:p>
          </table:table-cell>
          <table:table-cell office:value-type="string">
            <text:p>Power Virtual Agents</text:p>
          </table:table-cell>
          <table:table-cell office:value-type="string">
            <text:p>Power Platform Portal</text:p>
          </table:table-cell>
          <table:table-cell office:value-type="string">
            <text:p>Omni Channel for Customer Service</text:p>
          </table:table-cell>
          <table:table-cell table:number-columns-repeated="4"/>
          <table:table-cell office:value-type="float" office:value="4">
            <text:p>4</text:p>
          </table:table-cell>
          <table:table-cell office:value-type="string">
            <text:p>ABC</text:p>
          </table:table-cell>
          <table:table-cell office:value-type="string">
            <text:p>d365</text:p>
          </table:table-cell>
        </table:table-row>
        <table:table-row table:style-name="ro2">
          <table:table-cell office:value-type="float" office:value="19">
            <text:p>19</text:p>
          </table:table-cell>
          <table:table-cell office:value-type="string">
            <text:p>A company uses Dynamics 365 Field Service. The company plans to use built-in scheduling functionality.</text:p>
            <text:p>For each of the following statements, select Yes if the statement is true. Otherwise, select No.</text:p>
          </table:table-cell>
          <table:table-cell table:number-columns-repeated="3" office:value-type="string">
            <text:p>PH</text:p>
          </table:table-cell>
          <table:table-cell table:number-columns-repeated="4"/>
          <table:table-cell office:value-type="float" office:value="4">
            <text:p>4</text:p>
          </table:table-cell>
          <table:table-cell office:value-type="string">
            <text:p>YYY</text:p>
          </table:table-cell>
          <table:table-cell office:value-type="string">
            <text:p>d365</text:p>
          </table:table-cell>
        </table:table-row>
        <table:table-row table:style-name="ro2">
          <table:table-cell office:value-type="float" office:value="20">
            <text:p>20</text:p>
          </table:table-cell>
          <table:table-cell office:value-type="string">
            <text:p>A company uses Dynamics 365 Field Service. The company plans to use built-in scheduling functionality.</text:p>
            <text:p>For each of the following statements, select Yes if the statement is true. Otherwise, select No.</text:p>
          </table:table-cell>
          <table:table-cell table:number-columns-repeated="2" office:value-type="string">
            <text:p>PH</text:p>
          </table:table-cell>
          <table:table-cell table:number-columns-repeated="5"/>
          <table:table-cell office:value-type="float" office:value="4">
            <text:p>4</text:p>
          </table:table-cell>
          <table:table-cell office:value-type="string">
            <text:p>YY</text:p>
          </table:table-cell>
          <table:table-cell office:value-type="string">
            <text:p>d365</text:p>
          </table:table-cell>
        </table:table-row>
        <table:table-row table:style-name="ro7">
          <table:table-cell office:value-type="float" office:value="21">
            <text:p>21</text:p>
          </table:table-cell>
          <table:table-cell office:value-type="string">
            <text:p>A company uses Dynamics 365 Marketing. The company uses a third-party app to send email surveys to prospects to better understand their business needs.</text:p>
            <text:p>There is currently no link to prospect records and users report that the survey management process is manual and is difficult to manage.</text:p>
            <text:p>You need to automate the survey process and streamline collection and analysis of responses.</text:p>
            <text:p>What are two possible ways to achieve this goal? Each correct answer presents a complete solution.</text:p>
          </table:table-cell>
          <table:table-cell office:value-type="string">
            <text:p>A. Create a survey form in Dynamics 365 Marketing and create a campaign to send it to out and collect data.</text:p>
          </table:table-cell>
          <table:table-cell office:value-type="string">
            <text:p>B. Use Power Automate to automatically send Forms Pro surveys.</text:p>
          </table:table-cell>
          <table:table-cell office:value-type="string">
            <text:p>C. Use Forms Pro to compile results from the existing third-party app.</text:p>
          </table:table-cell>
          <table:table-cell office:value-type="string">
            <text:p>D. Use Forms Pro to collect and analyze survey results.</text:p>
          </table:table-cell>
          <table:table-cell office:value-type="string">
            <text:p>E. Create surveys in Dynamics 365 Marketing by using Questionnaire </text:p>
          </table:table-cell>
          <table:table-cell table:number-columns-repeated="2"/>
          <table:table-cell office:value-type="float" office:value="5">
            <text:p>5</text:p>
          </table:table-cell>
          <table:table-cell office:value-type="string">
            <text:p>BD</text:p>
          </table:table-cell>
          <table:table-cell office:value-type="string">
            <text:p>d365</text:p>
          </table:table-cell>
        </table:table-row>
        <table:table-row table:style-name="ro2">
          <table:table-cell office:value-type="float" office:value="22">
            <text:p>22</text:p>
          </table:table-cell>
          <table:table-cell office:value-type="string">
            <text:p>A company wants to be able to give quotes to customers from their parts list.</text:p>
            <text:p>You need to recommend a solution for the company.</text:p>
            <text:p>What should you recommend?</text:p>
          </table:table-cell>
          <table:table-cell office:value-type="string">
            <text:p>A. Dynamics 365 Marketing</text:p>
          </table:table-cell>
          <table:table-cell office:value-type="string">
            <text:p>B. Dynamics 365 Sales</text:p>
          </table:table-cell>
          <table:table-cell office:value-type="string">
            <text:p>C. Dynamics 365 Human Resources</text:p>
          </table:table-cell>
          <table:table-cell office:value-type="string">
            <text:p>D. Dynamics 356 Customer Insights </text:p>
          </table:table-cell>
          <table:table-cell table:number-columns-repeated="3"/>
          <table:table-cell office:value-type="float" office:value="4">
            <text:p>4</text:p>
          </table:table-cell>
          <table:table-cell office:value-type="string">
            <text:p>B</text:p>
          </table:table-cell>
          <table:table-cell office:value-type="string">
            <text:p>d365</text:p>
          </table:table-cell>
        </table:table-row>
        <table:table-row table:style-name="ro13">
          <table:table-cell office:value-type="float" office:value="23">
            <text:p>23</text:p>
          </table:table-cell>
          <table:table-cell office:value-type="string">
            <text:p>For each of the following statements, select Yes if the statement is true. Otherwise, select No.</text:p>
          </table:table-cell>
          <table:table-cell office:value-type="string">
            <text:p>Inventory management is one of the key features of Dynamics 365 field service</text:p>
          </table:table-cell>
          <table:table-cell office:value-type="string">
            <text:p>Field Service Mobile has capabilities only when a third party application is installed</text:p>
          </table:table-cell>
          <table:table-cell office:value-type="string">
            <text:p>Service level agreements with work with Dynamics 365 Field Service as well as Dynamics 365 Customer Service</text:p>
          </table:table-cell>
          <table:table-cell table:number-columns-repeated="4"/>
          <table:table-cell office:value-type="float" office:value="4">
            <text:p>4</text:p>
          </table:table-cell>
          <table:table-cell office:value-type="string">
            <text:p>YNY</text:p>
          </table:table-cell>
          <table:table-cell office:value-type="string">
            <text:p>d365</text:p>
          </table:table-cell>
        </table:table-row>
        <table:table-row table:style-name="ro10">
          <table:table-cell office:value-type="float" office:value="24">
            <text:p>24</text:p>
          </table:table-cell>
          <table:table-cell office:value-type="string">
            <text:p>A plumbing repair company uses Dynamics 365 Customer Service.</text:p>
            <text:p>The company wants to better serve customers by offering quicker response times and improving processes based on customer feedback.</text:p>
            <text:p>You need to recommend solutions for the company.</text:p>
            <text:p>What should you recommend? To answer, select the appropriate options in the answer area.</text:p>
          </table:table-cell>
          <table:table-cell office:value-type="string">
            <text:p>Service Level Agreements</text:p>
          </table:table-cell>
          <table:table-cell office:value-type="string">
            <text:p>Timer</text:p>
          </table:table-cell>
          <table:table-cell office:value-type="string">
            <text:p>MS Forms Pro</text:p>
          </table:table-cell>
          <table:table-cell table:number-columns-repeated="4"/>
          <table:table-cell office:value-type="float" office:value="4">
            <text:p>4</text:p>
          </table:table-cell>
          <table:table-cell office:value-type="string">
            <text:p>ABC</text:p>
          </table:table-cell>
          <table:table-cell office:value-type="string">
            <text:p>d365</text:p>
          </table:table-cell>
        </table:table-row>
        <table:table-row table:style-name="ro9">
          <table:table-cell office:value-type="float" office:value="25">
            <text:p>25</text:p>
          </table:table-cell>
          <table:table-cell office:value-type="string">
            <text:p>A customer needs a cost-effective sales solution that can display current news about a lead or an account.</text:p>
            <text:p>You recommend Microsoft Relationship Sales.</text:p>
            <text:p>Which two products are included in Microsoft Relationship Sales? Each correct answer presents part of the solution.</text:p>
          </table:table-cell>
          <table:table-cell office:value-type="string">
            <text:p>A. Dynamics 365 Sales Insights</text:p>
          </table:table-cell>
          <table:table-cell office:value-type="string">
            <text:p>B. Dynamics 365 Sales Enterprise</text:p>
          </table:table-cell>
          <table:table-cell office:value-type="string">
            <text:p>C. Dynamics 365 Customer Insights</text:p>
          </table:table-cell>
          <table:table-cell office:value-type="string">
            <text:p>D. LinkedIn Sales Navigator </text:p>
          </table:table-cell>
          <table:table-cell table:number-columns-repeated="3"/>
          <table:table-cell office:value-type="float" office:value="4">
            <text:p>4</text:p>
          </table:table-cell>
          <table:table-cell office:value-type="string">
            <text:p>BD</text:p>
          </table:table-cell>
          <table:table-cell office:value-type="string">
            <text:p>d365</text:p>
          </table:table-cell>
        </table:table-row>
        <table:table-row table:style-name="ro13">
          <table:table-cell office:value-type="float" office:value="26">
            <text:p>26</text:p>
          </table:table-cell>
          <table:table-cell office:value-type="string">
            <text:p>A company plans to implement Omnichannel for Customer Service.</text:p>
            <text:p>For each of the following statements, select Yes if the statement is true. Otherwise, select No.</text:p>
          </table:table-cell>
          <table:table-cell office:value-type="string">
            <text:p>You must purchase a 3<text:span text:style-name="T1">rd</text:span> party ISV solution to use chat in Omnichannel for Customer Service</text:p>
          </table:table-cell>
          <table:table-cell office:value-type="string">
            <text:p>You can use text Messaging to communicate with customers when you implement ohmnichannel for customer service</text:p>
          </table:table-cell>
          <table:table-cell office:value-type="string">
            <text:p>You automatically receive all ohmnichannel options when you purchase Dynamics 365 Customer Service</text:p>
          </table:table-cell>
          <table:table-cell table:number-columns-repeated="4"/>
          <table:table-cell office:value-type="float" office:value="4">
            <text:p>4</text:p>
          </table:table-cell>
          <table:table-cell office:value-type="string">
            <text:p>NYN</text:p>
          </table:table-cell>
          <table:table-cell office:value-type="string">
            <text:p>d365</text:p>
          </table:table-cell>
        </table:table-row>
        <table:table-row table:style-name="ro6">
          <table:table-cell office:value-type="float" office:value="27">
            <text:p>27</text:p>
          </table:table-cell>
          <table:table-cell office:value-type="string">
            <text:p>An interior design company uses Dynamics 365 Layout to show clients what furniture could look like in their space.</text:p>
            <text:p>Clients send files that represent the layout for their homes or offices. A specific client has a subscription to use Microsoft Office 365 apps.</text:p>
            <text:p>You need to obtain a file from the client that can be imported into Dynamics 365 Layout.</text:p>
            <text:p>Which type of file should you ask for?</text:p>
          </table:table-cell>
          <table:table-cell office:value-type="string">
            <text:p>A. Microsoft Excel</text:p>
          </table:table-cell>
          <table:table-cell office:value-type="string">
            <text:p>B. AI Builder</text:p>
          </table:table-cell>
          <table:table-cell office:value-type="string">
            <text:p>C. Microsoft Visio</text:p>
          </table:table-cell>
          <table:table-cell office:value-type="string">
            <text:p>D. Microsoft Planner </text:p>
          </table:table-cell>
          <table:table-cell table:number-columns-repeated="3"/>
          <table:table-cell office:value-type="float" office:value="4">
            <text:p>4</text:p>
          </table:table-cell>
          <table:table-cell office:value-type="string">
            <text:p>C</text:p>
          </table:table-cell>
          <table:table-cell office:value-type="string">
            <text:p>d365</text:p>
          </table:table-cell>
        </table:table-row>
        <table:table-row table:style-name="ro10">
          <table:table-cell office:value-type="float" office:value="28">
            <text:p>28</text:p>
          </table:table-cell>
          <table:table-cell office:value-type="string">
            <text:p>A call center sends a survey to a customer whenever a case is closed. Survey results are analyzed daily.</text:p>
            <text:p>You need to set up a form for the survey.</text:p>
            <text:p>Which three actions should you perform in sequence? To answer, move the appropriate actions from the list of actions to the answer area and arrange them in the correct order.</text:p>
            <text:p>Select and Place:</text:p>
          </table:table-cell>
          <table:table-cell office:value-type="string">
            <text:p>A. Create a survey in MS Forms Pro</text:p>
          </table:table-cell>
          <table:table-cell office:value-type="string">
            <text:p>B. Create the flow which is based on the case closed trigger</text:p>
          </table:table-cell>
          <table:table-cell office:value-type="string">
            <text:p>C. Review Responses</text:p>
          </table:table-cell>
          <table:table-cell table:number-columns-repeated="4"/>
          <table:table-cell office:value-type="float" office:value="4">
            <text:p>4</text:p>
          </table:table-cell>
          <table:table-cell office:value-type="string">
            <text:p>ABC</text:p>
          </table:table-cell>
          <table:table-cell office:value-type="string">
            <text:p>d365</text:p>
          </table:table-cell>
        </table:table-row>
        <table:table-row table:style-name="ro3">
          <table:table-cell office:value-type="float" office:value="29">
            <text:p>29</text:p>
          </table:table-cell>
          <table:table-cell office:value-type="string">
            <text:p>A service company has many agents who create cases. Case titles often use different words with the same meaning.</text:p>
            <text:p>The company wants to use artificial intelligence to quickly and accurately spot trends in service.</text:p>
            <text:p>You need to recommend a solution for the company.</text:p>
            <text:p>What should you recommend?</text:p>
          </table:table-cell>
          <table:table-cell office:value-type="string">
            <text:p>A. Sales Insights</text:p>
          </table:table-cell>
          <table:table-cell office:value-type="string">
            <text:p>B. Customer Service</text:p>
          </table:table-cell>
          <table:table-cell office:value-type="string">
            <text:p>C. Customer Service Insights </text:p>
          </table:table-cell>
          <table:table-cell table:number-columns-repeated="4"/>
          <table:table-cell office:value-type="float" office:value="4">
            <text:p>4</text:p>
          </table:table-cell>
          <table:table-cell office:value-type="string">
            <text:p>C</text:p>
          </table:table-cell>
          <table:table-cell office:value-type="string">
            <text:p>d365</text:p>
          </table:table-cell>
        </table:table-row>
        <table:table-row table:style-name="ro9">
          <table:table-cell office:value-type="float" office:value="30">
            <text:p>30</text:p>
          </table:table-cell>
          <table:table-cell office:value-type="string">
            <text:p>A manufacturer of industrial machines creates hands-on training for users.</text:p>
            <text:p>You need to recommend a technology that overlays the machines with images while users work on the machines.</text:p>
            <text:p>Which technology should you recommend?</text:p>
          </table:table-cell>
          <table:table-cell office:value-type="string">
            <text:p>A. virtual reality</text:p>
          </table:table-cell>
          <table:table-cell office:value-type="string">
            <text:p>B. mixed reality</text:p>
          </table:table-cell>
          <table:table-cell office:value-type="string">
            <text:p>C. artificial intelligence</text:p>
          </table:table-cell>
          <table:table-cell office:value-type="string">
            <text:p>D. augmented reality </text:p>
          </table:table-cell>
          <table:table-cell table:number-columns-repeated="3"/>
          <table:table-cell office:value-type="float" office:value="4">
            <text:p>4</text:p>
          </table:table-cell>
          <table:table-cell office:value-type="string">
            <text:p>B</text:p>
          </table:table-cell>
          <table:table-cell office:value-type="string">
            <text:p>d365</text:p>
          </table:table-cell>
        </table:table-row>
        <table:table-row table:style-name="ro6">
          <table:table-cell office:value-type="float" office:value="31">
            <text:p>31</text:p>
          </table:table-cell>
          <table:table-cell office:value-type="string">
            <text:p>A company uses Dynamics 365 Supply Chain Management.</text:p>
            <text:p>A machine on the manufacturing floor breaks down. A senior technician located at another plant has been trying to help diagnose the problem over the phone. The technician is not able to help the onsite technician make the appropriate fix.</text:p>
            <text:p>You need to recommend a solution that allows the senior technician to provide visual guidance to the onsite technician.</text:p>
            <text:p>What should you recommend?</text:p>
          </table:table-cell>
          <table:table-cell office:value-type="string">
            <text:p>A. Power Virtual Agents</text:p>
          </table:table-cell>
          <table:table-cell office:value-type="string">
            <text:p>B. Remote Assist</text:p>
          </table:table-cell>
          <table:table-cell office:value-type="string">
            <text:p>C. Layout </text:p>
          </table:table-cell>
          <table:table-cell table:number-columns-repeated="4"/>
          <table:table-cell office:value-type="float" office:value="4">
            <text:p>4</text:p>
          </table:table-cell>
          <table:table-cell office:value-type="string">
            <text:p>B</text:p>
          </table:table-cell>
          <table:table-cell office:value-type="string">
            <text:p>d365</text:p>
          </table:table-cell>
        </table:table-row>
        <table:table-row table:style-name="ro6">
          <table:table-cell office:value-type="float" office:value="32">
            <text:p>32</text:p>
          </table:table-cell>
          <table:table-cell office:value-type="string">
            <text:p>A company uses Dynamics 365 Finance and Dynamics 365 Supply Chain Management. The company is transitioning from a traditional discrete manufacturing shop floor layout to a lean manufacturing layout with work cells and inventory stores.</text:p>
            <text:p>The company must be able to try out various configurations of existing equipment to maximize product flow and efficiently use all of the space within the existing plant without disrupting production.</text:p>
          </table:table-cell>
          <table:table-cell office:value-type="string">
            <text:p>A. Layout</text:p>
          </table:table-cell>
          <table:table-cell office:value-type="string">
            <text:p>B. Guides</text:p>
          </table:table-cell>
          <table:table-cell office:value-type="string">
            <text:p>C. Remote Assist</text:p>
          </table:table-cell>
          <table:table-cell office:value-type="string">
            <text:p>D. Power Virtual Agents </text:p>
          </table:table-cell>
          <table:table-cell table:number-columns-repeated="3"/>
          <table:table-cell office:value-type="float" office:value="4">
            <text:p>4</text:p>
          </table:table-cell>
          <table:table-cell office:value-type="string">
            <text:p>A</text:p>
          </table:table-cell>
          <table:table-cell office:value-type="string">
            <text:p>d365</text:p>
          </table:table-cell>
        </table:table-row>
        <table:table-row table:style-name="ro2">
          <table:table-cell office:value-type="float" office:value="33">
            <text:p>33</text:p>
          </table:table-cell>
          <table:table-cell office:value-type="string">
            <text:p>A company needs visibility into the frequency, number, and types of calls they receive at their customer support center.</text:p>
            <text:p>You need to recommend a solution for the company.</text:p>
            <text:p>What should you recommend?</text:p>
          </table:table-cell>
          <table:table-cell office:value-type="string">
            <text:p>A. Data Manager</text:p>
          </table:table-cell>
          <table:table-cell office:value-type="string">
            <text:p>B. Customer Service Insights</text:p>
          </table:table-cell>
          <table:table-cell office:value-type="string">
            <text:p>C. Relationship Analytics </text:p>
          </table:table-cell>
          <table:table-cell table:number-columns-repeated="4"/>
          <table:table-cell office:value-type="float" office:value="4">
            <text:p>4</text:p>
          </table:table-cell>
          <table:table-cell office:value-type="string">
            <text:p>B</text:p>
          </table:table-cell>
          <table:table-cell office:value-type="string">
            <text:p>d365</text:p>
          </table:table-cell>
        </table:table-row>
        <table:table-row table:style-name="ro9">
          <table:table-cell office:value-type="float" office:value="34">
            <text:p>34</text:p>
          </table:table-cell>
          <table:table-cell office:value-type="string">
            <text:p>What are two benefits of using Sales Insights with Dynamics 365 Sales? Each correct answer presents a complete solution. </text:p>
          </table:table-cell>
          <table:table-cell office:value-type="string">
            <text:p>A. Manage and improve artificial intelligence grouping of cases as topics.</text:p>
          </table:table-cell>
          <table:table-cell office:value-type="string">
            <text:p>B. Provide end-to-end views of customer journeys.</text:p>
          </table:table-cell>
          <table:table-cell office:value-type="string">
            <text:p>C. Guide sellers to focus on opportunities at risk.</text:p>
          </table:table-cell>
          <table:table-cell office:value-type="string">
            <text:p>D. Make suggestions for next steps in a sales process. </text:p>
          </table:table-cell>
          <table:table-cell table:number-columns-repeated="3"/>
          <table:table-cell office:value-type="float" office:value="4">
            <text:p>4</text:p>
          </table:table-cell>
          <table:table-cell office:value-type="string">
            <text:p>CD</text:p>
          </table:table-cell>
          <table:table-cell office:value-type="string">
            <text:p>d365</text:p>
          </table:table-cell>
        </table:table-row>
        <table:table-row table:style-name="ro10">
          <table:table-cell office:value-type="float" office:value="35">
            <text:p>35</text:p>
          </table:table-cell>
          <table:table-cell office:value-type="string">
            <text:p>A customer is investigating the insight capabilities of Dynamics 365.</text:p>
            <text:p>Match each app to its goal.</text:p>
            <text:p>Instructions: To answer, drag the appropriate app from the column on the left to its goal on the right. Each app may be used once, more than once, or not at all.</text:p>
            <text:p>NOTE: Each correct selection is worth one point.</text:p>
          </table:table-cell>
          <table:table-cell office:value-type="string">
            <text:p>Customer Sevice Insights</text:p>
          </table:table-cell>
          <table:table-cell office:value-type="string">
            <text:p>Sales Insights</text:p>
          </table:table-cell>
          <table:table-cell office:value-type="string">
            <text:p>Customer Insights</text:p>
          </table:table-cell>
          <table:table-cell table:number-columns-repeated="4"/>
          <table:table-cell office:value-type="float" office:value="4">
            <text:p>4</text:p>
          </table:table-cell>
          <table:table-cell office:value-type="string">
            <text:p>ABC</text:p>
          </table:table-cell>
          <table:table-cell office:value-type="string">
            <text:p>d365</text:p>
          </table:table-cell>
        </table:table-row>
        <table:table-row table:style-name="ro10">
          <table:table-cell office:value-type="float" office:value="36">
            <text:p>36</text:p>
          </table:table-cell>
          <table:table-cell office:value-type="string">
            <text:p>A company uses Dynamics 365 Supply Chain Management.</text:p>
            <text:p>The company hires seasonal workers during peak summer months. The workers must quickly learn to operate manufacturing machinery.</text:p>
            <text:p>You need to streamline training for the workers and provide a consistent and standardized way to perform tasks.</text:p>
            <text:p>What should you recommend?</text:p>
          </table:table-cell>
          <table:table-cell office:value-type="string">
            <text:p>A. Remote Assist</text:p>
          </table:table-cell>
          <table:table-cell office:value-type="string">
            <text:p>B. Guides</text:p>
          </table:table-cell>
          <table:table-cell office:value-type="string">
            <text:p>C. Layout </text:p>
          </table:table-cell>
          <table:table-cell table:number-columns-repeated="4"/>
          <table:table-cell office:value-type="float" office:value="4">
            <text:p>4</text:p>
          </table:table-cell>
          <table:table-cell office:value-type="string">
            <text:p>B</text:p>
          </table:table-cell>
          <table:table-cell office:value-type="string">
            <text:p>d365</text:p>
          </table:table-cell>
        </table:table-row>
        <table:table-row table:style-name="ro2">
          <table:table-cell office:value-type="float" office:value="37">
            <text:p>37</text:p>
          </table:table-cell>
          <table:table-cell office:value-type="string">
            <text:p>A medical clinic uses Dynamics 365 Sales. The clinic wants to rapidly implement a solution that optimizes coordination of care for patients.</text:p>
            <text:p>You need to recommend a solution for the clinic.</text:p>
          </table:table-cell>
          <table:table-cell office:value-type="string">
            <text:p>A. Canvas app</text:p>
          </table:table-cell>
          <table:table-cell office:value-type="string">
            <text:p>B. Portal</text:p>
          </table:table-cell>
          <table:table-cell office:value-type="string">
            <text:p>C. Healthcare Accelerator</text:p>
          </table:table-cell>
          <table:table-cell office:value-type="string">
            <text:p>D. Insights </text:p>
          </table:table-cell>
          <table:table-cell table:number-columns-repeated="3"/>
          <table:table-cell office:value-type="float" office:value="4">
            <text:p>4</text:p>
          </table:table-cell>
          <table:table-cell office:value-type="string">
            <text:p>C</text:p>
          </table:table-cell>
          <table:table-cell office:value-type="string">
            <text:p>d365</text:p>
          </table:table-cell>
        </table:table-row>
        <table:table-row table:style-name="ro4">
          <table:table-cell office:value-type="float" office:value="38">
            <text:p>38</text:p>
          </table:table-cell>
          <table:table-cell office:value-type="string">
            <text:p>You need to streamline training for the workers and provide a consistent and standardized way to perform tasks.</text:p>
          </table:table-cell>
          <table:table-cell office:value-type="string">
            <text:p>A. platform as a service (PaaS) </text:p>
          </table:table-cell>
          <table:table-cell office:value-type="string">
            <text:p>B. infrastructure as a service (IaaS) </text:p>
          </table:table-cell>
          <table:table-cell office:value-type="string">
            <text:p>C. software as a service (SaaS) </text:p>
          </table:table-cell>
          <table:table-cell table:number-columns-repeated="4"/>
          <table:table-cell office:value-type="float" office:value="4">
            <text:p>4</text:p>
          </table:table-cell>
          <table:table-cell office:value-type="string">
            <text:p>A</text:p>
          </table:table-cell>
          <table:table-cell office:value-type="string">
            <text:p>d365</text:p>
          </table:table-cell>
        </table:table-row>
        <table:table-row table:style-name="ro2">
          <table:table-cell office:value-type="float" office:value="39">
            <text:p>39</text:p>
          </table:table-cell>
          <table:table-cell office:value-type="string">
            <text:p>What should you recommend? </text:p>
          </table:table-cell>
          <table:table-cell office:value-type="string">
            <text:p>A. ability to adhere to static cost requirements</text:p>
          </table:table-cell>
          <table:table-cell office:value-type="string">
            <text:p>B. a higher level of system availability in the event of a disaster</text:p>
          </table:table-cell>
          <table:table-cell office:value-type="string">
            <text:p>C. ability to easily scale for increased growth</text:p>
          </table:table-cell>
          <table:table-cell office:value-type="string">
            <text:p>D. physical control over server hardware </text:p>
          </table:table-cell>
          <table:table-cell table:number-columns-repeated="3"/>
          <table:table-cell office:value-type="float" office:value="4">
            <text:p>4</text:p>
          </table:table-cell>
          <table:table-cell office:value-type="string">
            <text:p>BC</text:p>
          </table:table-cell>
          <table:table-cell office:value-type="string">
            <text:p>d365</text:p>
          </table:table-cell>
        </table:table-row>
        <table:table-row table:style-name="ro10">
          <table:table-cell office:value-type="float" office:value="40">
            <text:p>40</text:p>
          </table:table-cell>
          <table:table-cell office:value-type="string">
            <text:p>A company uses Microsoft Exchange Online.</text:p>
            <text:p>Sales team members want to use Microsoft Outlook to view items that were created in Dynamics 365 Sales.</text:p>
            <text:p>Which three components are synchronized between Dynamics 365 Sales and Outlook?</text:p>
            <text:p>Each correct answer presents a complete solution.</text:p>
            <text:p>NOTE: Each correct selection is worth one point.</text:p>
          </table:table-cell>
          <table:table-cell office:value-type="string">
            <text:p>A. Tasks</text:p>
          </table:table-cell>
          <table:table-cell office:value-type="string">
            <text:p>B. Appointments </text:p>
          </table:table-cell>
          <table:table-cell office:value-type="string">
            <text:p>C. Phone calls</text:p>
          </table:table-cell>
          <table:table-cell office:value-type="string">
            <text:p>D. Accounts</text:p>
          </table:table-cell>
          <table:table-cell office:value-type="string">
            <text:p>E. Contacts </text:p>
          </table:table-cell>
          <table:table-cell table:number-columns-repeated="2"/>
          <table:table-cell office:value-type="float" office:value="5">
            <text:p>5</text:p>
          </table:table-cell>
          <table:table-cell office:value-type="string">
            <text:p>ABE</text:p>
          </table:table-cell>
          <table:table-cell office:value-type="string">
            <text:p>d365</text:p>
          </table:table-cell>
        </table:table-row>
        <table:table-row table:style-name="ro6">
          <table:table-cell office:value-type="float" office:value="41">
            <text:p>41</text:p>
          </table:table-cell>
          <table:table-cell office:value-type="string">
            <text:p>A company uses Dynamics 365 Sales. You plan to use Power Apps to create a customized app that allows sales team members to enter data for customer, leads, and opportunities.</text:p>
            <text:p>Sales team members must be able to enter the information from desktops, laptops, tablets, and mobile devices. All salespeople need access to the same forms, views and reports.</text:p>
            <text:p>What is the minimum number of Power Apps that you must creat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3"/>
          <table:table-cell office:value-type="float" office:value="4">
            <text:p>4</text:p>
          </table:table-cell>
          <table:table-cell office:value-type="float" office:value="1">
            <text:p>1</text:p>
          </table:table-cell>
          <table:table-cell office:value-type="string">
            <text:p>d365</text:p>
          </table:table-cell>
        </table:table-row>
        <table:table-row table:style-name="ro2">
          <table:table-cell office:value-type="float" office:value="42">
            <text:p>42</text:p>
          </table:table-cell>
          <table:table-cell office:value-type="string">
            <text:p>A company wants to ensure they comply with common data privacy standards and regulations.</text:p>
            <text:p>For each of the following statements, select Yes if the statement is true. Otherwise, select No.</text:p>
          </table:table-cell>
          <table:table-cell table:number-columns-repeated="7"/>
          <table:table-cell office:value-type="float" office:value="4">
            <text:p>4</text:p>
          </table:table-cell>
          <table:table-cell office:value-type="string">
            <text:p>YYN</text:p>
          </table:table-cell>
          <table:table-cell office:value-type="string">
            <text:p>d365</text:p>
          </table:table-cell>
        </table:table-row>
        <table:table-row table:style-name="ro3">
          <table:table-cell office:value-type="float" office:value="43">
            <text:p>43</text:p>
          </table:table-cell>
          <table:table-cell office:value-type="string">
            <text:p>A company plans to deploy Dynamics 365 Sales.</text:p>
            <text:p>Match each term to its definition.</text:p>
            <text:p>Instructions: To answer, drag the appropriate deployment type from the column on the left to its definition on the right. Each deployment type may be used once, more than once, or not at all. Each correct match is worth one point.</text:p>
          </table:table-cell>
          <table:table-cell table:number-columns-repeated="7"/>
          <table:table-cell office:value-type="float" office:value="4">
            <text:p>4</text:p>
          </table:table-cell>
          <table:table-cell office:value-type="string">
            <text:p>OPO</text:p>
          </table:table-cell>
          <table:table-cell office:value-type="string">
            <text:p>d365</text:p>
          </table:table-cell>
        </table:table-row>
        <table:table-row table:style-name="ro3">
          <table:table-cell office:value-type="float" office:value="44">
            <text:p>44</text:p>
          </table:table-cell>
          <table:table-cell office:value-type="string">
            <text:p>A non-profit company is considering moving their Dynamics 365 solution from on-premises to online.</text:p>
            <text:p>You need to help the company understand where their data will be stored after the move and who will own the data.</text:p>
            <text:p>How should you respond? To answer, select the appropriate options in the answer area.</text:p>
          </table:table-cell>
          <table:table-cell office:value-type="string">
            <text:p>Data centre selected by the customer</text:p>
          </table:table-cell>
          <table:table-cell office:value-type="string">
            <text:p>the customer</text:p>
          </table:table-cell>
          <table:table-cell table:number-columns-repeated="5"/>
          <table:table-cell office:value-type="float" office:value="4">
            <text:p>4</text:p>
          </table:table-cell>
          <table:table-cell office:value-type="string">
            <text:p>AB</text:p>
          </table:table-cell>
          <table:table-cell office:value-type="string">
            <text:p>d365</text:p>
          </table:table-cell>
        </table:table-row>
        <table:table-row table:style-name="ro9">
          <table:table-cell office:value-type="float" office:value="45">
            <text:p>45</text:p>
          </table:table-cell>
          <table:table-cell office:value-type="string">
            <text:p>You are implementing Dynamics 365 Customer Service.</text:p>
            <text:p>Company executives need to decide whether to put the data on-premises or in the cloud.</text:p>
            <text:p>You need to explain the data security benefits of the cloud.</text:p>
            <text:p>What should you communicate to the executives?</text:p>
          </table:table-cell>
          <table:table-cell office:value-type="string">
            <text:p>A. Active Directory keeps data secure.</text:p>
          </table:table-cell>
          <table:table-cell office:value-type="string">
            <text:p>B. Data is in a government cloud.</text:p>
          </table:table-cell>
          <table:table-cell office:value-type="string">
            <text:p>C. Data on-premises is encrypted by default.</text:p>
          </table:table-cell>
          <table:table-cell office:value-type="string">
            <text:p>D. Data online is encrypted by default. </text:p>
          </table:table-cell>
          <table:table-cell table:number-columns-repeated="3"/>
          <table:table-cell office:value-type="float" office:value="4">
            <text:p>4</text:p>
          </table:table-cell>
          <table:table-cell office:value-type="string">
            <text:p>D</text:p>
          </table:table-cell>
          <table:table-cell office:value-type="string">
            <text:p>d365</text:p>
          </table:table-cell>
        </table:table-row>
        <table:table-row table:style-name="ro3">
          <table:table-cell office:value-type="float" office:value="46">
            <text:p>46</text:p>
          </table:table-cell>
          <table:table-cell office:value-type="string">
            <text:p>A company uses Dynamics 365 Sales. The company plans to create custom reports and dashboards.</text:p>
            <text:p>The company does not want to manage security for reporting separately.</text:p>
            <text:p>For each of the following statements, select Yes if the statement is true. Otherwise, select No.</text:p>
          </table:table-cell>
          <table:table-cell table:number-columns-repeated="7"/>
          <table:table-cell office:value-type="float" office:value="4">
            <text:p>4</text:p>
          </table:table-cell>
          <table:table-cell office:value-type="string">
            <text:p>NYY</text:p>
          </table:table-cell>
          <table:table-cell office:value-type="string">
            <text:p>d365</text:p>
          </table:table-cell>
        </table:table-row>
        <table:table-row table:style-name="ro10">
          <table:table-cell office:value-type="float" office:value="47">
            <text:p>47</text:p>
          </table:table-cell>
          <table:table-cell office:value-type="string">
            <text:p>A company uses one system for sales and one system for order management. When quotes are accepted in the sales system, the customer and order are reentered into the order management system.</text:p>
            <text:p>What is a benefit of using the Common Data Model, and who can manage the model? To answer, select the appropriate options in the answer area.</text:p>
          </table:table-cell>
          <table:table-cell office:value-type="string">
            <text:p>You can store data in a standard format</text:p>
          </table:table-cell>
          <table:table-cell office:value-type="string">
            <text:p>app developers</text:p>
          </table:table-cell>
          <table:table-cell table:number-columns-repeated="5"/>
          <table:table-cell office:value-type="float" office:value="4">
            <text:p>4</text:p>
          </table:table-cell>
          <table:table-cell office:value-type="string">
            <text:p>AB</text:p>
          </table:table-cell>
          <table:table-cell office:value-type="string">
            <text:p>d365</text:p>
          </table:table-cell>
        </table:table-row>
        <table:table-row table:style-name="ro3">
          <table:table-cell office:value-type="float" office:value="48">
            <text:p>48</text:p>
          </table:table-cell>
          <table:table-cell office:value-type="string">
            <text:p>There are complex services being used with your Dynamics 365 instance in which you own and manage the software applications as well as the data hosted in Azure.</text:p>
            <text:p/>
            <text:p>You need to determine which type of cloud service model is being used by your organization.</text:p>
          </table:table-cell>
          <table:table-cell office:value-type="string">
            <text:p>paas</text:p>
          </table:table-cell>
          <table:table-cell office:value-type="string">
            <text:p>iaas</text:p>
          </table:table-cell>
          <table:table-cell office:value-type="string">
            <text:p>saas</text:p>
          </table:table-cell>
          <table:table-cell table:number-columns-repeated="4"/>
          <table:table-cell office:value-type="float" office:value="4">
            <text:p>4</text:p>
          </table:table-cell>
          <table:table-cell office:value-type="string">
            <text:p>A</text:p>
          </table:table-cell>
          <table:table-cell office:value-type="string">
            <text:p>d365</text:p>
          </table:table-cell>
        </table:table-row>
        <table:table-row table:style-name="ro2">
          <table:table-cell/>
          <table:table-cell office:value-type="string">
            <text:p>You are discussing the benefits of hosting a Dynamics 365 development sandbox on Microsoft Azure.</text:p>
          </table:table-cell>
          <table:table-cell office:value-type="string">
            <text:p>Aability to adhere to static cost requirements</text:p>
          </table:table-cell>
          <table:table-cell office:value-type="string">
            <text:p>Ba higher level of system availability in the event of a disaster</text:p>
          </table:table-cell>
          <table:table-cell office:value-type="string">
            <text:p>Cability to easily scale for increased growth</text:p>
          </table:table-cell>
          <table:table-cell office:value-type="string">
            <text:p>Dphysical control over server hardware </text:p>
          </table:table-cell>
          <table:table-cell table:number-columns-repeated="3"/>
          <table:table-cell office:value-type="float" office:value="4">
            <text:p>4</text:p>
          </table:table-cell>
          <table:table-cell office:value-type="string">
            <text:p>BC</text:p>
          </table:table-cell>
          <table:table-cell office:value-type="string">
            <text:p>d365</text:p>
          </table:table-cell>
        </table:table-row>
        <table:table-row table:style-name="ro10">
          <table:table-cell/>
          <table:table-cell office:value-type="string">
            <text:p>A company uses Dynamics 365 Human Resources. No add-ons are installed.</text:p>
            <text:p/>
            <text:p>You need to set up training courses for employees.</text:p>
            <text:p/>
            <text:p>Which two options can you configure? Each correct answer presents a complete solution.</text:p>
          </table:table-cell>
          <table:table-cell office:value-type="string">
            <text:p>AAirline schedules</text:p>
          </table:table-cell>
          <table:table-cell office:value-type="string">
            <text:p>BClassroom materials</text:p>
          </table:table-cell>
          <table:table-cell office:value-type="string">
            <text:p>CCourse videos</text:p>
          </table:table-cell>
          <table:table-cell office:value-type="string">
            <text:p>DRegistration deadline</text:p>
          </table:table-cell>
          <table:table-cell office:value-type="string">
            <text:p>EMaximum number of participants </text:p>
          </table:table-cell>
          <table:table-cell table:number-columns-repeated="2"/>
          <table:table-cell office:value-type="float" office:value="4">
            <text:p>4</text:p>
          </table:table-cell>
          <table:table-cell office:value-type="string">
            <text:p>DE</text:p>
          </table:table-cell>
          <table:table-cell office:value-type="string">
            <text:p>d365</text:p>
          </table:table-cell>
        </table:table-row>
        <table:table-row table:style-name="ro13">
          <table:table-cell/>
          <table:table-cell office:value-type="string">
            <text:p>A company uses Dynamics 365 Talent: Core HR. The company provides health insurance, parking passes, mobile phones, and tablets for employees based on employee roles.</text:p>
            <text:p/>
            <text:p>The company decides to offer parking passes to sales team employees.</text:p>
            <text:p/>
            <text:p>You need to ensure that parking passes are provided to sales team employees.</text:p>
          </table:table-cell>
          <table:table-cell office:value-type="string">
            <text:p>Expense management policies</text:p>
          </table:table-cell>
          <table:table-cell office:value-type="string">
            <text:p>BSecurity roles</text:p>
          </table:table-cell>
          <table:table-cell office:value-type="string">
            <text:p>CVendor management policies</text:p>
          </table:table-cell>
          <table:table-cell office:value-type="string">
            <text:p>DBenefits eligibility policies</text:p>
          </table:table-cell>
          <table:table-cell office:value-type="string">
            <text:p>ECompensation plans </text:p>
          </table:table-cell>
          <table:table-cell table:number-columns-repeated="2"/>
          <table:table-cell office:value-type="float" office:value="4">
            <text:p>4</text:p>
          </table:table-cell>
          <table:table-cell office:value-type="string">
            <text:p>D</text:p>
          </table:table-cell>
          <table:table-cell office:value-type="string">
            <text:p>d365</text:p>
          </table:table-cell>
        </table:table-row>
        <table:table-row table:style-name="ro2">
          <table:table-cell/>
          <table:table-cell office:value-type="string">
            <text:p>A company purchases Dynamics 365 Finance.</text:p>
            <text:p/>
            <text:p>Which two features can the company implement? Each correct selection presents a complete solution.</text:p>
          </table:table-cell>
          <table:table-cell office:value-type="string">
            <text:p>AAccounts receivable</text:p>
          </table:table-cell>
          <table:table-cell office:value-type="string">
            <text:p>BPayment fraud prevention</text:p>
          </table:table-cell>
          <table:table-cell office:value-type="string">
            <text:p>CManufacturing</text:p>
          </table:table-cell>
          <table:table-cell office:value-type="string">
            <text:p>DOmnichannel</text:p>
          </table:table-cell>
          <table:table-cell office:value-type="string">
            <text:p>EGeneral ledger </text:p>
          </table:table-cell>
          <table:table-cell table:number-columns-repeated="2"/>
          <table:table-cell office:value-type="float" office:value="4">
            <text:p>4</text:p>
          </table:table-cell>
          <table:table-cell office:value-type="string">
            <text:p>AE</text:p>
          </table:table-cell>
          <table:table-cell office:value-type="string">
            <text:p>d365</text:p>
          </table:table-cell>
        </table:table-row>
        <table:table-row table:style-name="ro14">
          <table:table-cell/>
          <table:table-cell office:value-type="string">
            <text:p>his question requires that you evaluate the BOLD text to determine if it is correct.</text:p>
            <text:p/>
            <text:p>A construction services firm plans to standardize financial and payroll functions including the capability of</text:p>
            <text:p/>
            <text:p>adding project timesheets to track work and costs for community improvement projects.</text:p>
            <text:p/>
            <text:p>You recommend that the company implements Dynamics 365 Finance.</text:p>
            <text:p/>
            <text:p>Review the underlined text. If it makes the statement correct, select ''No change is needed.'' If the statement is</text:p>
            <text:p/>
            <text:p>incorrect, select the answer choice that makes the statement correct.</text:p>
          </table:table-cell>
          <table:table-cell office:value-type="string">
            <text:p>ANo change is needed.</text:p>
          </table:table-cell>
          <table:table-cell office:value-type="string">
            <text:p>BDynamics 365 Supply Chain Management</text:p>
          </table:table-cell>
          <table:table-cell office:value-type="string">
            <text:p>CPower Platform</text:p>
          </table:table-cell>
          <table:table-cell office:value-type="string">
            <text:p>DDynamics 365 Talent </text:p>
          </table:table-cell>
          <table:table-cell table:number-columns-repeated="3"/>
          <table:table-cell office:value-type="float" office:value="4">
            <text:p>4</text:p>
          </table:table-cell>
          <table:table-cell office:value-type="string">
            <text:p>A</text:p>
          </table:table-cell>
          <table:table-cell office:value-type="string">
            <text:p>d365</text:p>
          </table:table-cell>
        </table:table-row>
        <table:table-row table:style-name="ro3">
          <table:table-cell/>
          <table:table-cell office:value-type="string">
            <text:p>A manufacturing company plans to implement Dynamics 365 Supply Chain Management.</text:p>
            <text:p/>
            <text:p>Which module completes the manufacturing of finished goods leveraging Product Information Management, General Ledger, and other modules?</text:p>
          </table:table-cell>
          <table:table-cell office:value-type="string">
            <text:p>AProduction Control</text:p>
          </table:table-cell>
          <table:table-cell office:value-type="string">
            <text:p>BAsset Management</text:p>
          </table:table-cell>
          <table:table-cell office:value-type="string">
            <text:p>CWarehouse Management</text:p>
          </table:table-cell>
          <table:table-cell office:value-type="string">
            <text:p>DInventory Management </text:p>
          </table:table-cell>
          <table:table-cell table:number-columns-repeated="3"/>
          <table:table-cell office:value-type="float" office:value="4">
            <text:p>4</text:p>
          </table:table-cell>
          <table:table-cell office:value-type="string">
            <text:p>A</text:p>
          </table:table-cell>
          <table:table-cell office:value-type="string">
            <text:p>d365</text:p>
          </table:table-cell>
        </table:table-row>
        <table:table-row table:style-name="ro4">
          <table:table-cell/>
          <table:table-cell office:value-type="string">
            <text:p>A potential customer delays their decision to commit to a big multi-year contract. You want to find other colleagues who have interacted with the potential customer to discuss strategies. </text:p>
          </table:table-cell>
          <table:table-cell office:value-type="string">
            <text:p>A . Customer Service Insights</text:p>
          </table:table-cell>
          <table:table-cell office:value-type="string">
            <text:p>B . Sales Insights</text:p>
          </table:table-cell>
          <table:table-cell office:value-type="string">
            <text:p>C . Power Virtual Agents</text:p>
          </table:table-cell>
          <table:table-cell office:value-type="string">
            <text:p>D . Market Insights </text:p>
          </table:table-cell>
          <table:table-cell table:number-columns-repeated="3"/>
          <table:table-cell office:value-type="float" office:value="4">
            <text:p>4</text:p>
          </table:table-cell>
          <table:table-cell office:value-type="string">
            <text:p>B</text:p>
          </table:table-cell>
          <table:table-cell office:value-type="string">
            <text:p>d365</text:p>
          </table:table-cell>
        </table:table-row>
        <table:table-row table:style-name="ro15">
          <table:table-cell/>
          <table:table-cell table:style-name="Default" office:value-type="string">
            <text:p>A company plans to implement Dynamics 365 Finance. You need to ensure that users can only view menu options that are appropriate for their jobs.</text:p>
          </table:table-cell>
          <table:table-cell office:value-type="string">
            <text:p>A . role-based security</text:p>
          </table:table-cell>
          <table:table-cell office:value-type="string">
            <text:p>B . Office 365 Groups</text:p>
          </table:table-cell>
          <table:table-cell office:value-type="string">
            <text:p>C . team security</text:p>
          </table:table-cell>
          <table:table-cell office:value-type="string">
            <text:p>D . field-level security </text:p>
          </table:table-cell>
          <table:table-cell table:number-columns-repeated="3"/>
          <table:table-cell office:value-type="float" office:value="4">
            <text:p>4</text:p>
          </table:table-cell>
          <table:table-cell office:value-type="string">
            <text:p>A</text:p>
          </table:table-cell>
          <table:table-cell office:value-type="string">
            <text:p>d365</text:p>
          </table:table-cell>
        </table:table-row>
        <table:table-row table:style-name="ro3">
          <table:table-cell/>
          <table:table-cell table:style-name="Default" office:value-type="string">
            <text:p>A company plans to deploy Dynamics 365 Customer Service and integrate it with two proprietary apps. The company does not have a virtual private network (VPN) or secure network.</text:p>
            <text:p/>
            <text:p>Which two reasons require deploying the app to a private cloud? Each correct answer presents a complete solution.</text:p>
          </table:table-cell>
          <table:table-cell office:value-type="string">
            <text:p>A . You have an application that only runs on a legacy operating system.</text:p>
          </table:table-cell>
          <table:table-cell office:value-type="string">
            <text:p>B . Your company has very strict legal and compliance requirements.</text:p>
          </table:table-cell>
          <table:table-cell office:value-type="string">
            <text:p>C . You do not have an IT security specialist onsite.</text:p>
          </table:table-cell>
          <table:table-cell office:value-type="string">
            <text:p>D . You do not have access to the internet while working on company computers. </text:p>
          </table:table-cell>
          <table:table-cell table:number-columns-repeated="3"/>
          <table:table-cell office:value-type="float" office:value="4">
            <text:p>4</text:p>
          </table:table-cell>
          <table:table-cell office:value-type="string">
            <text:p>AD</text:p>
          </table:table-cell>
          <table:table-cell office:value-type="string">
            <text:p>d365</text:p>
          </table:table-cell>
        </table:table-row>
        <table:table-row table:style-name="ro12">
          <table:table-cell/>
          <table:table-cell table:style-name="Default" office:value-type="string">
            <text:p>Which three unique user experiences are offered by Dynamics 365 Fraud Protection? Each correct answer presents a complete solution. NOTE: Each correct selection is worth one point.</text:p>
          </table:table-cell>
          <table:table-cell office:value-type="string">
            <text:p>A . Protect</text:p>
          </table:table-cell>
          <table:table-cell office:value-type="string">
            <text:p>B . Evaluate</text:p>
          </table:table-cell>
          <table:table-cell office:value-type="string">
            <text:p>C . Analyze</text:p>
          </table:table-cell>
          <table:table-cell office:value-type="string">
            <text:p>D . Assign</text:p>
          </table:table-cell>
          <table:table-cell office:value-type="string">
            <text:p>E . Diagnose</text:p>
          </table:table-cell>
          <table:table-cell office:value-type="string">
            <text:p>F . Feedback </text:p>
          </table:table-cell>
          <table:table-cell/>
          <table:table-cell office:value-type="float" office:value="4">
            <text:p>4</text:p>
          </table:table-cell>
          <table:table-cell office:value-type="string">
            <text:p>ABE</text:p>
          </table:table-cell>
          <table:table-cell office:value-type="string">
            <text:p>d365</text:p>
          </table:table-cell>
        </table:table-row>
        <table:table-row table:style-name="ro15">
          <table:table-cell/>
          <table:table-cell table:style-name="Default" office:value-type="string">
            <text:p>A customer wants to increase productivity by enabling users to navigate between Microsoft applications without additional sign-in prompts.</text:p>
          </table:table-cell>
          <table:table-cell office:value-type="string">
            <text:p>A . Azure Express Route</text:p>
          </table:table-cell>
          <table:table-cell office:value-type="string">
            <text:p>B . Gateway service</text:p>
          </table:table-cell>
          <table:table-cell office:value-type="string">
            <text:p>C . Single sign-on </text:p>
          </table:table-cell>
          <table:table-cell table:number-columns-repeated="4"/>
          <table:table-cell office:value-type="float" office:value="4">
            <text:p>4</text:p>
          </table:table-cell>
          <table:table-cell office:value-type="string">
            <text:p>C</text:p>
          </table:table-cell>
          <table:table-cell office:value-type="string">
            <text:p>d365</text:p>
          </table:table-cell>
        </table:table-row>
        <table:table-row table:style-name="ro9">
          <table:table-cell/>
          <table:table-cell office:value-type="string">
            <text:p>An oil company uses Power Automate to report environmental impact data to a regulatory agency.</text:p>
            <text:p/>
            <text:p>You need to ensure that secure data from Dynamics 365 Finance is not accidentally exposed in reports to the regulatory agency.</text:p>
          </table:table-cell>
          <table:table-cell office:value-type="string">
            <text:p>A . Microsoft Intune</text:p>
          </table:table-cell>
          <table:table-cell office:value-type="string">
            <text:p>B . Data Loss Prevention policy</text:p>
          </table:table-cell>
          <table:table-cell office:value-type="string">
            <text:p>C . Azure Data Lake</text:p>
          </table:table-cell>
          <table:table-cell office:value-type="string">
            <text:p>D . Microsoft Defender Advanced Threat Protection </text:p>
          </table:table-cell>
          <table:table-cell table:number-columns-repeated="3"/>
          <table:table-cell office:value-type="float" office:value="4">
            <text:p>4</text:p>
          </table:table-cell>
          <table:table-cell office:value-type="string">
            <text:p>B</text:p>
          </table:table-cell>
          <table:table-cell office:value-type="string">
            <text:p>d365</text:p>
          </table:table-cell>
        </table:table-row>
        <table:table-row table:style-name="ro2">
          <table:table-cell/>
          <table:table-cell office:value-type="string">
            <text:p>A company uses Dynamics 365 Finance and Microsoft Office products. An external partner sales representative requests a list of available products. You need to recommend a solution to provide the report</text:p>
          </table:table-cell>
          <table:table-cell office:value-type="string">
            <text:p>A . Export the product list to Microsoft Excel.</text:p>
          </table:table-cell>
          <table:table-cell office:value-type="string">
            <text:p>B . Use Management Reporter.</text:p>
          </table:table-cell>
          <table:table-cell office:value-type="string">
            <text:p>C . Use a third-party add-on.</text:p>
          </table:table-cell>
          <table:table-cell office:value-type="string">
            <text:p>D . Use the Vendor portal. </text:p>
          </table:table-cell>
          <table:table-cell table:number-columns-repeated="3"/>
          <table:table-cell office:value-type="float" office:value="4">
            <text:p>4</text:p>
          </table:table-cell>
          <table:table-cell office:value-type="string">
            <text:p>A</text:p>
          </table:table-cell>
          <table:table-cell office:value-type="string">
            <text:p>d365</text:p>
          </table:table-cell>
        </table:table-row>
        <table:table-row table:style-name="ro3">
          <table:table-cell/>
          <table:table-cell office:value-type="string">
            <text:p>A company has four territory managers. Ten salespeople report to each manager.</text:p>
            <text:p/>
            <text:p>Territory managers need to be able to see records related to each salesperson that they manage. Salespeople must be able to see only their own records.</text:p>
          </table:table-cell>
          <table:table-cell office:value-type="string">
            <text:p>A . Active Directory groups</text:p>
          </table:table-cell>
          <table:table-cell office:value-type="string">
            <text:p>B . Role-based security</text:p>
          </table:table-cell>
          <table:table-cell office:value-type="string">
            <text:p>C . App-based security</text:p>
          </table:table-cell>
          <table:table-cell office:value-type="string">
            <text:p>D . Field-level security </text:p>
          </table:table-cell>
          <table:table-cell table:number-columns-repeated="3"/>
          <table:table-cell office:value-type="float" office:value="4">
            <text:p>4</text:p>
          </table:table-cell>
          <table:table-cell office:value-type="string">
            <text:p>C</text:p>
          </table:table-cell>
          <table:table-cell office:value-type="string">
            <text:p>d365</text:p>
          </table:table-cell>
        </table:table-row>
        <table:table-row table:style-name="ro16">
          <table:table-cell/>
          <table:table-cell office:value-type="string">
            <text:p>A company uses Dynamics 365 Finance. The company plans to implement Dynamics 365 Sales. Customer information resides in different systems in addition to Dynamics 365. The systems use different customer numbers for the same customers.</text:p>
            <text:p/>
            <text:p>You need to recommend a solution for the customer to meet the following requirements:</text:p>
            <text:p/>
            <text:p>Use the same number to represent a customer in both systems.</text:p>
            <text:p/>
            <text:p>Prevent users from having to enter data for common fields such as address and phone number into both systems.</text:p>
            <text:p/>
            <text:p>What are two possible ways to achieve this goal? Each correct answer presents a complete solution. NOTE: Each correct selection is worth one point.</text:p>
          </table:table-cell>
          <table:table-cell office:value-type="string">
            <text:p>A . Create standardized data templates based on Common Data Model.</text:p>
          </table:table-cell>
          <table:table-cell office:value-type="string">
            <text:p>B . Add custom code because every system has different data.</text:p>
          </table:table-cell>
          <table:table-cell office:value-type="string">
            <text:p>C . Use Common Data Service to connect multiple systems.</text:p>
          </table:table-cell>
          <table:table-cell office:value-type="string">
            <text:p>D . Export data into spreadsheets to move the data between systems </text:p>
          </table:table-cell>
          <table:table-cell table:number-columns-repeated="3"/>
          <table:table-cell office:value-type="float" office:value="4">
            <text:p>4</text:p>
          </table:table-cell>
          <table:table-cell office:value-type="string">
            <text:p>AC</text:p>
          </table:table-cell>
          <table:table-cell office:value-type="string">
            <text:p>d365</text:p>
          </table:table-cell>
        </table:table-row>
        <table:table-row table:style-name="ro6">
          <table:table-cell/>
          <table:table-cell office:value-type="string">
            <text:p>You are a consultant working with a company that sells sporting equipment. The company uses Microsoft 365 and Dynamics 365 Sales. You need to recommend tools that integrate with Dynamics 365 Sales and improve file collaboration.</text:p>
            <text:p/>
            <text:p>What three tools should you recommend? Each correct answer presents a complete solution. NOTE: Each correct selection is worth one point.</text:p>
          </table:table-cell>
          <table:table-cell office:value-type="string">
            <text:p>A . Power BI</text:p>
          </table:table-cell>
          <table:table-cell office:value-type="string">
            <text:p>B . SharePoint Online</text:p>
          </table:table-cell>
          <table:table-cell office:value-type="string">
            <text:p>C . OneDrive for Business</text:p>
          </table:table-cell>
          <table:table-cell office:value-type="string">
            <text:p>D . Microsoft Teams</text:p>
          </table:table-cell>
          <table:table-cell office:value-type="string">
            <text:p>E . Power Automate </text:p>
          </table:table-cell>
          <table:table-cell table:number-columns-repeated="2"/>
          <table:table-cell office:value-type="float" office:value="4">
            <text:p>4</text:p>
          </table:table-cell>
          <table:table-cell office:value-type="string">
            <text:p>BCD</text:p>
          </table:table-cell>
          <table:table-cell office:value-type="string">
            <text:p>d365</text:p>
          </table:table-cell>
        </table:table-row>
        <table:table-row table:style-name="ro6" table:number-rows-repeated="4">
          <table:table-cell table:number-columns-repeated="2"/>
          <table:table-cell table:style-name="Default"/>
          <table:table-cell table:number-columns-repeated="9"/>
        </table:table-row>
        <table:table-row table:style-name="ro6" table:number-rows-repeated="1048507">
          <table:table-cell table:number-columns-repeated="12"/>
        </table:table-row>
        <table:table-row table:style-name="ro6">
          <table:table-cell table:number-columns-repeated="12"/>
        </table:table-row>
      </table:table>
      <table:table table:name="Sheet2" table:style-name="ta1" table:print="false">
        <table:table-column table:style-name="co5" table:default-cell-style-name="Default"/>
        <table:table-row table:style-name="ro12">
          <table:table-cell/>
        </table:table-row>
      </table:table>
      <table:table table:name="Sheet3" table:style-name="ta1" table:print="false">
        <table:table-column table:style-name="co5" table:default-cell-style-name="Default"/>
        <table:table-row table:style-name="ro1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24">24/03/2021</text:date>, <text:time>13:00: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3T16:00:55.82</meta:creation-date>
    <dc:date>2021-03-24T13:00:28.18</dc:date>
    <meta:editing-duration>PT5H26M22S</meta:editing-duration>
    <meta:editing-cycles>125</meta:editing-cycles>
    <meta:generator>OpenOffice/4.1.9$Win32 OpenOffice.org_project/419m1$Build-9805</meta:generator>
    <meta:document-statistic meta:table-count="3" meta:cell-count="533" meta:object-count="0"/>
  </office:meta>
</office:document-meta>
</file>